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swiss"/>
    <style:font-face style:name="Calibri" svg:font-family="Calibri" style:font-family-generic="swiss"/>
    <style:font-face style:name="Liberation Sans" svg:font-family="'Liberation Sans'" style:font-family-generic="swiss"/>
    <style:font-face style:name="OpenSymbol" svg:font-family="OpenSymbol" style:font-family-generic="swiss"/>
    <style:font-face style:name="Times New Roman" svg:font-family="'Times New Roman'" style:font-family-generic="swiss"/>
    <style:font-face style:name="Verdana" svg:font-family="Verdana" style:font-family-generic="swiss"/>
    <style:font-face style:name="Courier New" svg:font-family="'Courier New'" style:font-adornments="Regular" style:font-family-generic="modern" style:font-pitch="fixed"/>
    <style:font-face style:name="Calibri1" svg:font-family="Calibr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paragraph-properties fo:margin-left="0.635cm" fo:margin-right="0cm" fo:line-height="100%" fo:text-indent="0cm" style:auto-text-indent="false"/>
      <style:text-properties style:font-name="Calibri1" fo:font-size="12pt" style:font-size-asian="12pt" style:font-size-complex="12pt"/>
    </style:style>
    <style:style style:name="P2" style:family="paragraph" style:parent-style-name="NL_20_Non_20_Numbered_20_Body">
      <style:text-properties style:font-name="Calibri1" fo:font-weight="bold" officeooo:rsid="0028639d" officeooo:paragraph-rsid="002e7d1a" style:font-weight-asian="bold" style:font-weight-complex="bold"/>
    </style:style>
    <style:style style:name="P3" style:family="paragraph" style:parent-style-name="NL_20_Non_20_Numbered_20_Body">
      <style:text-properties style:font-name="Calibri1" fo:font-weight="bold" officeooo:rsid="0028639d" officeooo:paragraph-rsid="0028639d" style:font-weight-asian="bold" style:font-weight-complex="bold"/>
    </style:style>
    <style:style style:name="P4" style:family="paragraph" style:parent-style-name="NL_20_Non_20_Numbered_20_Body">
      <style:text-properties style:font-name="Calibri1" officeooo:paragraph-rsid="002e7d1a"/>
    </style:style>
    <style:style style:name="P5" style:family="paragraph" style:parent-style-name="NL_20_Non_20_Numbered_20_Body">
      <style:text-properties style:font-name="Calibri1" officeooo:paragraph-rsid="000c6104"/>
    </style:style>
    <style:style style:name="P6" style:family="paragraph" style:parent-style-name="NL_20_Non_20_Numbered_20_Body">
      <style:paragraph-properties fo:line-height="100%"/>
      <style:text-properties style:font-name="Calibri1" fo:font-size="12pt" fo:font-weight="normal" officeooo:paragraph-rsid="000c6104" style:font-size-asian="12pt" style:font-weight-asian="normal" style:font-size-complex="12pt" style:font-weight-complex="normal"/>
    </style:style>
    <style:style style:name="P7" style:family="paragraph" style:parent-style-name="NL_20_Non_20_Numbered_20_Body">
      <style:text-properties officeooo:paragraph-rsid="000c6104"/>
    </style:style>
    <style:style style:name="P8" style:family="paragraph" style:parent-style-name="NL_20_Non_20_Numbered_20_Body">
      <style:paragraph-properties fo:margin-left="0cm" fo:margin-right="0cm" fo:line-height="100%" fo:text-indent="0cm" style:auto-text-indent="false"/>
      <style:text-properties style:font-name="Calibri1" fo:font-size="12pt" officeooo:paragraph-rsid="0009d001" style:font-size-asian="12pt" style:font-size-complex="12pt"/>
    </style:style>
    <style:style style:name="P9" style:family="paragraph" style:parent-style-name="NL_20_Non_20_Numbered_20_Body">
      <style:paragraph-properties fo:margin-left="0cm" fo:margin-right="0cm" fo:margin-top="0.423cm" fo:margin-bottom="0.423cm" loext:contextual-spacing="false" fo:line-height="100%" fo:text-indent="0cm" style:auto-text-indent="false"/>
      <style:text-properties style:font-name="Calibri1" fo:font-size="12pt" fo:font-weight="normal" officeooo:paragraph-rsid="0009d001" style:font-size-asian="12pt" style:font-weight-asian="normal" style:font-size-complex="12pt" style:font-weight-complex="normal"/>
    </style:style>
    <style:style style:name="P10" style:family="paragraph" style:parent-style-name="Standard">
      <style:text-properties style:font-name="Calibri1"/>
    </style:style>
    <style:style style:name="P11" style:family="paragraph" style:parent-style-name="Standard">
      <style:paragraph-properties fo:line-height="100%"/>
      <style:text-properties style:font-name="Calibri1" fo:font-size="14pt" fo:font-weight="bold" officeooo:paragraph-rsid="0009d001" style:font-size-asian="14pt" style:font-weight-asian="bold" style:font-size-complex="14pt" style:font-weight-complex="bold"/>
    </style:style>
    <style:style style:name="P12" style:family="paragraph" style:parent-style-name="Standard">
      <style:paragraph-properties fo:line-height="100%"/>
      <style:text-properties style:font-name="Calibri1" fo:font-size="14pt" fo:font-weight="bold" style:font-size-asian="14pt" style:font-weight-asian="bold" style:font-size-complex="12pt"/>
    </style:style>
    <style:style style:name="P13" style:family="paragraph" style:parent-style-name="Standard">
      <style:paragraph-properties fo:line-height="100%"/>
      <style:text-properties style:font-name="Calibri1" fo:font-size="14pt" fo:font-weight="bold" officeooo:paragraph-rsid="0009d001" style:font-size-asian="14pt" style:font-weight-asian="bold" style:font-size-complex="12pt"/>
    </style:style>
    <style:style style:name="P14" style:family="paragraph" style:parent-style-name="Standard">
      <style:paragraph-properties fo:line-height="100%"/>
      <style:text-properties style:font-name="Calibri1" fo:font-size="14pt" fo:font-weight="bold" officeooo:paragraph-rsid="0009d001" style:font-size-asian="14pt" style:font-weight-asian="bold" style:font-size-complex="12pt" style:font-weight-complex="bold"/>
    </style:style>
    <style:style style:name="P15" style:family="paragraph" style:parent-style-name="Standard">
      <style:paragraph-properties fo:line-height="100%"/>
      <style:text-properties style:font-name="Calibri1"/>
    </style:style>
    <style:style style:name="P16" style:family="paragraph" style:parent-style-name="Standard">
      <style:paragraph-properties fo:line-height="100%"/>
      <style:text-properties style:font-name="Calibri1" officeooo:paragraph-rsid="0009d001"/>
    </style:style>
    <style:style style:name="P17" style:family="paragraph" style:parent-style-name="Standard">
      <style:paragraph-properties fo:line-height="100%"/>
      <style:text-properties style:font-name="Calibri1" officeooo:paragraph-rsid="002e7d1a"/>
    </style:style>
    <style:style style:name="P18" style:family="paragraph" style:parent-style-name="Standard">
      <style:paragraph-properties fo:line-height="100%"/>
      <style:text-properties style:font-name="Calibri1" officeooo:rsid="0009d001" officeooo:paragraph-rsid="0009d001"/>
    </style:style>
    <style:style style:name="P19" style:family="paragraph" style:parent-style-name="Standard">
      <style:paragraph-properties fo:line-height="100%"/>
      <style:text-properties style:font-name="Calibri1" fo:font-size="12pt" style:font-size-asian="12pt" style:font-size-complex="12pt"/>
    </style:style>
    <style:style style:name="P20" style:family="paragraph" style:parent-style-name="Standard">
      <style:paragraph-properties fo:line-height="100%"/>
      <style:text-properties style:font-name="Calibri1" fo:font-size="12pt" fo:font-weight="bold" style:font-size-asian="12pt" style:font-weight-asian="bold" style:font-size-complex="12pt"/>
    </style:style>
    <style:style style:name="P21" style:family="paragraph" style:parent-style-name="Standard">
      <style:paragraph-properties fo:line-height="100%"/>
      <style:text-properties style:font-name="Calibri1" fo:font-size="18pt" style:font-size-asian="18pt" style:font-size-complex="18pt"/>
    </style:style>
    <style:style style:name="P22" style:family="paragraph" style:parent-style-name="Standard">
      <style:text-properties style:font-name="Calibri1" fo:font-size="16pt" fo:font-weight="bold" style:font-size-asian="16pt" style:font-weight-asian="bold" style:font-size-complex="16pt" style:font-weight-complex="bold"/>
    </style:style>
    <style:style style:name="P23" style:family="paragraph" style:parent-style-name="Standard">
      <style:paragraph-properties fo:line-height="100%"/>
    </style:style>
    <style:style style:name="P24" style:family="paragraph" style:parent-style-name="Standard">
      <style:paragraph-properties fo:margin-top="0cm" fo:margin-bottom="0cm" loext:contextual-spacing="false" fo:line-height="100%"/>
      <style:text-properties style:font-name="Calibri1" fo:font-size="12pt" style:font-size-asian="12pt" style:font-size-complex="12pt"/>
    </style:style>
    <style:style style:name="P25" style:family="paragraph" style:parent-style-name="NL_20_Non_20_Numbered_20_Body">
      <style:text-properties officeooo:paragraph-rsid="000c6104"/>
    </style:style>
    <style:style style:name="P26" style:family="paragraph" style:parent-style-name="Header">
      <style:paragraph-properties fo:text-align="end" style:justify-single-word="false"/>
      <style:text-properties officeooo:paragraph-rsid="003c89d3"/>
    </style:style>
    <style:style style:name="P27" style:family="paragraph" style:parent-style-name="List_20_Paragraph" style:list-style-name="L2">
      <style:paragraph-properties fo:line-height="100%"/>
      <style:text-properties style:use-window-font-color="true" style:font-name="Calibri1"/>
    </style:style>
    <style:style style:name="P28" style:family="paragraph" style:parent-style-name="List_20_Paragraph" style:list-style-name="L2">
      <style:paragraph-properties fo:line-height="100%"/>
      <style:text-properties style:use-window-font-color="true" style:font-name="Calibri1" fo:font-size="12pt" style:font-size-asian="12pt" style:font-size-complex="12pt"/>
    </style:style>
    <style:style style:name="P29" style:family="paragraph" style:parent-style-name="List_20_Paragraph" style:list-style-name="L3">
      <style:paragraph-properties fo:line-height="100%"/>
      <style:text-properties style:use-window-font-color="true" style:font-name="Calibri1" fo:font-size="12pt" officeooo:paragraph-rsid="002e7d1a" style:font-size-asian="12pt" style:font-size-complex="12pt"/>
    </style:style>
    <style:style style:name="P30" style:family="paragraph" style:parent-style-name="List_20_Paragraph">
      <style:paragraph-properties fo:margin-left="0cm" fo:margin-right="0cm" fo:line-height="100%" fo:text-indent="0cm" style:auto-text-indent="false"/>
      <style:text-properties style:font-name="Calibri1" officeooo:paragraph-rsid="0009d001"/>
    </style:style>
    <style:style style:name="P31" style:family="paragraph" style:parent-style-name="Normal_20__28_Web_29_" style:list-style-name="WWNum6">
      <style:paragraph-properties fo:line-height="100%"/>
    </style:style>
    <style:style style:name="P32" style:family="paragraph" style:parent-style-name="Normal_20__28_Web_29_" style:list-style-name="WWNum6">
      <style:paragraph-properties fo:line-height="100%"/>
      <style:text-properties fo:color="#000000" style:font-name="Calibri1" fo:language="en" fo:country="none" fo:font-weight="normal" style:font-weight-asian="normal" style:font-name-complex="Arial1"/>
    </style:style>
    <style:style style:name="P33" style:family="paragraph" style:parent-style-name="Normal_20__28_Web_29_" style:list-style-name="WWNum6">
      <style:paragraph-properties fo:line-height="100%"/>
      <style:text-properties style:font-name="Calibri1"/>
    </style:style>
    <style:style style:name="P34" style:family="paragraph" style:parent-style-name="Standard" style:master-page-name="Standard">
      <style:paragraph-properties fo:line-height="100%" style:page-number="auto"/>
    </style:style>
    <style:style style:name="P35" style:family="paragraph" style:parent-style-name="Standard" style:list-style-name="L1"/>
    <style:style style:name="P36" style:family="paragraph" style:parent-style-name="Standard" style:list-style-name="WWNum3">
      <style:text-properties style:font-name="Calibri1" fo:font-size="14pt" fo:font-weight="bold" officeooo:paragraph-rsid="000c6104" style:font-size-asian="14pt" style:font-weight-asian="bold" style:font-size-complex="14pt" style:font-weight-complex="bold"/>
    </style:style>
    <style:style style:name="P37" style:family="paragraph" style:parent-style-name="Standard" style:list-style-name="L4">
      <style:text-properties style:font-name="Calibri1" officeooo:paragraph-rsid="005107f7"/>
    </style:style>
    <style:style style:name="P38" style:family="paragraph" style:parent-style-name="Standard" style:list-style-name="WWNum3">
      <style:text-properties style:font-name="Calibri1" fo:font-weight="bold" officeooo:paragraph-rsid="000c6104" style:font-weight-asian="bold" style:font-weight-complex="bold"/>
    </style:style>
    <style:style style:name="P39" style:family="paragraph" style:parent-style-name="Standard" style:list-style-name="L5">
      <style:paragraph-properties fo:line-height="100%"/>
      <style:text-properties style:font-name="Calibri1" officeooo:paragraph-rsid="0009d001"/>
    </style:style>
    <style:style style:name="P40" style:family="paragraph" style:parent-style-name="Standard" style:list-style-name="L8">
      <style:paragraph-properties fo:line-height="100%"/>
      <style:text-properties style:font-name="Calibri1"/>
    </style:style>
    <style:style style:name="P41" style:family="paragraph" style:parent-style-name="Standard" style:list-style-name="L5">
      <style:paragraph-properties fo:line-height="100%"/>
      <style:text-properties style:font-name="Calibri1" officeooo:rsid="0038387f" officeooo:paragraph-rsid="0038387f"/>
    </style:style>
    <style:style style:name="P42" style:family="paragraph" style:parent-style-name="Standard" style:list-style-name="L5">
      <style:paragraph-properties fo:line-height="100%"/>
      <style:text-properties style:font-name="Calibri1" officeooo:rsid="0009d001" officeooo:paragraph-rsid="0009d001"/>
    </style:style>
    <style:style style:name="P43" style:family="paragraph" style:parent-style-name="Standard" style:list-style-name="L6">
      <style:paragraph-properties fo:line-height="100%"/>
      <style:text-properties style:font-name="Calibri1" officeooo:rsid="0009d001" officeooo:paragraph-rsid="0009d001"/>
    </style:style>
    <style:style style:name="P44" style:family="paragraph" style:parent-style-name="Standard" style:list-style-name="L5">
      <style:paragraph-properties fo:line-height="100%"/>
      <style:text-properties style:font-name="Calibri1" officeooo:rsid="002b0454" officeooo:paragraph-rsid="0009d001"/>
    </style:style>
    <style:style style:name="P45" style:family="paragraph" style:parent-style-name="Standard" style:list-style-name="L7">
      <style:text-properties style:font-name="Calibri1"/>
    </style:style>
    <style:style style:name="P46" style:family="paragraph" style:parent-style-name="Standard">
      <style:paragraph-properties fo:line-height="100%"/>
      <style:text-properties style:font-name="Calibri1" fo:font-size="12pt" fo:font-weight="normal" officeooo:rsid="0009d001" officeooo:paragraph-rsid="0009d001" style:font-size-asian="12pt" style:font-weight-asian="normal" style:font-size-complex="12pt" style:font-weight-complex="normal"/>
    </style:style>
    <style:style style:name="P47" style:family="paragraph" style:parent-style-name="Standard" style:list-style-name="L4">
      <style:text-properties style:font-name="Calibri1" officeooo:rsid="005107f7" officeooo:paragraph-rsid="005107f7"/>
    </style:style>
    <style:style style:name="P48" style:family="paragraph" style:parent-style-name="Standard" style:list-style-name="L4">
      <style:text-properties officeooo:paragraph-rsid="0055e50c"/>
    </style:style>
    <style:style style:name="P49" style:family="paragraph" style:parent-style-name="Standard" style:list-style-name="L6">
      <style:paragraph-properties fo:line-height="100%"/>
      <style:text-properties officeooo:paragraph-rsid="0009d001"/>
    </style:style>
    <style:style style:name="P50" style:family="paragraph" style:parent-style-name="Text_20_body" style:list-style-name="L7">
      <style:paragraph-properties fo:text-align="start" style:justify-single-word="false"/>
      <style:text-properties officeooo:paragraph-rsid="00117753"/>
    </style:style>
    <style:style style:name="T1" style:family="text">
      <style:text-properties fo:font-size="12pt" style:font-size-asian="12pt" style:font-size-complex="12pt"/>
    </style:style>
    <style:style style:name="T2" style:family="text">
      <style:text-properties fo:font-size="12pt" officeooo:rsid="0009d001" style:font-size-asian="12pt" style:font-size-complex="12pt"/>
    </style:style>
    <style:style style:name="T3" style:family="text">
      <style:text-properties fo:font-size="12pt" officeooo:rsid="00437a87" style:font-size-asian="12pt" style:font-size-complex="12pt"/>
    </style:style>
    <style:style style:name="T4" style:family="text">
      <style:text-properties fo:font-size="12pt" officeooo:rsid="00552dae" style:font-size-asian="12pt" style:font-size-complex="12pt"/>
    </style:style>
    <style:style style:name="T5" style:family="text">
      <style:text-properties fo:font-size="14pt" fo:font-weight="bold" style:font-size-asian="14pt" style:font-weight-asian="bold" style:font-size-complex="12pt"/>
    </style:style>
    <style:style style:name="T6" style:family="text">
      <style:text-properties fo:font-size="14pt" fo:font-weight="bold" style:font-size-asian="14pt" style:font-weight-asian="bold" style:font-size-complex="12pt" style:font-weight-complex="bold"/>
    </style:style>
    <style:style style:name="T7" style:family="text">
      <style:text-properties fo:font-size="14pt" fo:font-weight="bold" officeooo:rsid="0009d001" style:font-size-asian="14pt" style:font-weight-asian="bold" style:font-size-complex="12pt" style:font-weight-complex="bold"/>
    </style:style>
    <style:style style:name="T8" style:family="text">
      <style:text-properties fo:color="#000000" style:text-outline="false" style:text-line-through-style="none" style:text-line-through-type="none" style:font-name="Calibri1" fo:font-size="12pt" fo:font-style="normal" fo:text-shadow="none" style:text-underline-style="none" fo:font-weight="normal" officeooo:rsid="001f765d" style:font-size-asian="10.5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Calibri1" fo:font-size="12pt" fo:font-style="normal" fo:text-shadow="none" style:text-underline-style="none" fo:font-weight="normal" officeooo:rsid="0017d469" style:font-size-asian="10.5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Calibri1" fo:font-size="12pt" fo:font-style="normal" fo:text-shadow="none" style:text-underline-style="none" fo:font-weight="normal" officeooo:rsid="00117753" style:font-size-asian="10.5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fo:language="en" fo:country="none" fo:font-weight="normal" style:font-weight-asian="normal" style:font-name-complex="Arial1"/>
    </style:style>
    <style:style style:name="T12" style:family="text">
      <style:text-properties fo:color="#000000" fo:language="en" fo:country="none" fo:font-weight="normal" officeooo:rsid="0009d001" style:font-weight-asian="normal" style:font-name-complex="Arial1"/>
    </style:style>
    <style:style style:name="T13" style:family="text">
      <style:text-properties fo:color="#000000" fo:language="en" fo:country="none" fo:font-weight="normal" officeooo:rsid="00204d26" style:font-weight-asian="normal" style:font-name-complex="Arial1"/>
    </style:style>
    <style:style style:name="T14" style:family="text">
      <style:text-properties fo:color="#00000a" fo:font-size="10pt" style:font-size-asian="10pt" style:font-size-complex="10pt"/>
    </style:style>
    <style:style style:name="T15" style:family="text">
      <style:text-properties fo:color="#00000a" style:font-name="Calibri1" fo:font-size="18pt" fo:language="en" fo:country="GB" fo:font-weight="bold" officeooo:rsid="0041cfe4" style:letter-kerning="true" style:font-name-asian="SimSun" style:font-size-asian="18pt" style:language-asian="zh" style:country-asian="CN" style:font-weight-asian="bold" style:font-name-complex="Lucida Sans" style:font-size-complex="18pt" style:language-complex="hi" style:country-complex="IN" style:font-weight-complex="bold"/>
    </style:style>
    <style:style style:name="T16" style:family="text">
      <style:text-properties fo:color="#00000a" style:font-name="Calibri1" fo:font-size="12pt" fo:language="en" fo:country="GB" officeooo:rsid="0052f91e" style:letter-kerning="true" style:font-name-asian="SimSun" style:font-size-asian="12pt" style:language-asian="zh" style:country-asian="CN" style:font-name-complex="Lucida Sans" style:font-size-complex="12pt" style:language-complex="hi" style:country-complex="IN"/>
    </style:style>
    <style:style style:name="T17" style:family="text">
      <style:text-properties fo:color="#00000a" style:font-name="Calibri1" fo:font-size="12pt" fo:language="en" fo:country="GB" officeooo:rsid="0056bae5" style:letter-kerning="true" style:font-name-asian="SimSun" style:font-size-asian="12pt" style:language-asian="zh" style:country-asian="CN" style:font-name-complex="Lucida Sans" style:font-size-complex="12pt" style:language-complex="hi" style:country-complex="IN"/>
    </style:style>
    <style:style style:name="T18" style:family="text">
      <style:text-properties fo:color="#00000a" style:font-name="Calibri1" fo:font-size="12pt" fo:language="en" fo:country="GB" officeooo:rsid="0059a434" style:letter-kerning="true" style:font-name-asian="SimSun" style:font-size-asian="12pt" style:language-asian="zh" style:country-asian="CN" style:font-name-complex="Lucida Sans" style:font-size-complex="12pt" style:language-complex="hi" style:country-complex="IN"/>
    </style:style>
    <style:style style:name="T19" style:family="text">
      <style:text-properties fo:color="#00000a" style:font-name="Calibri1" fo:font-size="12pt" fo:language="en" fo:country="GB" officeooo:rsid="005b629b" style:letter-kerning="true" style:font-name-asian="SimSun" style:font-size-asian="12pt" style:language-asian="zh" style:country-asian="CN" style:font-name-complex="Lucida Sans" style:font-size-complex="12pt" style:language-complex="hi" style:country-complex="IN"/>
    </style:style>
    <style:style style:name="T20" style:family="text">
      <style:text-properties fo:color="#00000a" style:font-name="Calibri" fo:font-size="12pt" fo:language="en" fo:country="GB" officeooo:rsid="0041cfe4" style:letter-kerning="true" style:font-name-asian="SimSun" style:font-size-asian="12pt" style:language-asian="zh" style:country-asian="CN" style:font-name-complex="Lucida Sans" style:font-size-complex="12pt" style:language-complex="hi" style:country-complex="IN"/>
    </style:style>
    <style:style style:name="T21" style:family="text">
      <style:text-properties fo:color="#00000a" style:font-name="Calibri" fo:font-size="12pt" fo:language="en" fo:country="GB" officeooo:rsid="004c0a5e" style:letter-kerning="true" style:font-name-asian="SimSun" style:font-size-asian="12pt" style:language-asian="zh" style:country-asian="CN" style:font-name-complex="Lucida Sans" style:font-size-complex="12pt" style:language-complex="hi" style:country-complex="IN"/>
    </style:style>
    <style:style style:name="T22" style:family="text">
      <style:text-properties officeooo:rsid="0009d001"/>
    </style:style>
    <style:style style:name="T23" style:family="text">
      <style:text-properties style:font-name="Calibri1"/>
    </style:style>
    <style:style style:name="T24" style:family="text">
      <style:text-properties style:font-name="Calibri1" fo:font-weight="normal" style:font-weight-asian="normal" style:font-weight-complex="normal"/>
    </style:style>
    <style:style style:name="T25" style:family="text">
      <style:text-properties style:font-name="Calibri1" fo:font-weight="normal" officeooo:rsid="001b903a" style:font-weight-asian="normal" style:font-weight-complex="normal"/>
    </style:style>
    <style:style style:name="T26" style:family="text">
      <style:text-properties style:font-name="Calibri1" fo:font-weight="normal" officeooo:rsid="001ccb15" style:font-weight-asian="normal" style:font-weight-complex="normal"/>
    </style:style>
    <style:style style:name="T27" style:family="text">
      <style:text-properties style:font-name="Calibri1" fo:font-weight="normal" officeooo:rsid="0041cfe4" style:font-weight-asian="normal" style:font-weight-complex="normal"/>
    </style:style>
    <style:style style:name="T28" style:family="text">
      <style:text-properties style:font-name="Calibri1" fo:font-size="18pt" fo:font-weight="bold" style:font-size-asian="18pt" style:font-weight-asian="bold" style:font-size-complex="18pt" style:font-weight-complex="bold"/>
    </style:style>
    <style:style style:name="T29" style:family="text">
      <style:text-properties style:font-name="Calibri1" officeooo:rsid="0045c409"/>
    </style:style>
    <style:style style:name="T30" style:family="text">
      <style:text-properties style:font-name="Calibri1" officeooo:rsid="002adde9" fo:background-color="transparent" loext:char-shading-value="0"/>
    </style:style>
    <style:style style:name="T31" style:family="text">
      <style:text-properties style:font-name="Calibri1" officeooo:rsid="0048feb9" fo:background-color="transparent" loext:char-shading-value="0"/>
    </style:style>
    <style:style style:name="T32" style:family="text">
      <style:text-properties style:font-name="Calibri1" officeooo:rsid="004c778e"/>
    </style:style>
    <style:style style:name="T33" style:family="text">
      <style:text-properties style:font-name="Calibri1" officeooo:rsid="002d6847"/>
    </style:style>
    <style:style style:name="T34" style:family="text">
      <style:text-properties style:font-name="Calibri1" officeooo:rsid="0009d001"/>
    </style:style>
    <style:style style:name="T35" style:family="text">
      <style:text-properties style:font-name="Calibri1" officeooo:rsid="0052f91e"/>
    </style:style>
    <style:style style:name="T36" style:family="text">
      <style:text-properties style:font-name="Calibri1" officeooo:rsid="0055e50c"/>
    </style:style>
    <style:style style:name="T37" style:family="text">
      <style:text-properties style:font-name="Calibri1" officeooo:rsid="0056bae5"/>
    </style:style>
    <style:style style:name="T38" style:family="text">
      <style:text-properties style:font-name="Calibri1" officeooo:rsid="0059a434"/>
    </style:style>
    <style:style style:name="T39" style:family="text">
      <style:text-properties officeooo:rsid="00296b51"/>
    </style:style>
    <style:style style:name="T40" style:family="text">
      <style:text-properties style:use-window-font-color="true" style:font-name="Calibri1"/>
    </style:style>
    <style:style style:name="T41" style:family="text">
      <style:text-properties style:use-window-font-color="true" style:font-name="Calibri1" officeooo:rsid="002adde9"/>
    </style:style>
    <style:style style:name="T42" style:family="text">
      <style:text-properties style:use-window-font-color="true" style:font-name="Calibri1" officeooo:rsid="003afcc0"/>
    </style:style>
    <style:style style:name="T43" style:family="text">
      <style:text-properties style:use-window-font-color="true" fo:font-size="12pt" style:font-size-asian="12pt" style:font-size-complex="12pt"/>
    </style:style>
    <style:style style:name="T44" style:family="text">
      <style:text-properties style:use-window-font-color="true" fo:font-size="12pt" officeooo:rsid="0009d001" style:font-size-asian="12pt" style:font-size-complex="12pt"/>
    </style:style>
    <style:style style:name="T45" style:family="text">
      <style:text-properties style:use-window-font-color="true" fo:font-size="12pt" officeooo:rsid="001d0480" style:font-size-asian="12pt" style:font-size-complex="12pt"/>
    </style:style>
    <style:style style:name="T46" style:family="text">
      <style:text-properties style:use-window-font-color="true" fo:font-size="12pt" style:text-underline-style="solid" style:text-underline-width="auto" style:text-underline-color="font-color" style:font-size-asian="12pt" style:font-size-complex="12pt"/>
    </style:style>
    <style:style style:name="T47" style:family="text">
      <style:text-properties officeooo:rsid="0009d001" fo:background-color="transparent" loext:char-shading-value="0"/>
    </style:style>
    <style:style style:name="T48" style:family="text">
      <style:text-properties officeooo:rsid="001b903a"/>
    </style:style>
    <style:style style:name="T49" style:family="text">
      <style:text-properties officeooo:rsid="0025a7ee"/>
    </style:style>
    <style:style style:name="T50" style:family="text">
      <style:text-properties officeooo:rsid="002abaef"/>
    </style:style>
    <style:style style:name="T51" style:family="text">
      <style:text-properties officeooo:rsid="002b0454"/>
    </style:style>
    <style:style style:name="T52" style:family="text">
      <style:text-properties officeooo:rsid="002d6847"/>
    </style:style>
    <style:style style:name="T53" style:family="text">
      <style:text-properties officeooo:rsid="0035b545"/>
    </style:style>
    <style:style style:name="T54" style:family="text">
      <style:text-properties officeooo:rsid="003aba99"/>
    </style:style>
    <style:style style:name="T55" style:family="text">
      <style:text-properties officeooo:rsid="0041cfe4"/>
    </style:style>
    <style:style style:name="T56" style:family="text">
      <style:text-properties officeooo:rsid="003c89d3"/>
    </style:style>
    <style:style style:name="T57" style:family="text">
      <style:text-properties officeooo:rsid="0045c409"/>
    </style:style>
    <style:style style:name="T58" style:family="text">
      <style:text-properties fo:color="#0000ff" style:font-name="Calibri1" fo:font-size="12pt" fo:language="en" fo:country="GB" style:text-underline-style="solid" style:text-underline-width="auto" style:text-underline-color="font-color" officeooo:rsid="0045c409" style:letter-kerning="true" style:font-name-asian="Times New Roman1" style:font-size-asian="12pt" style:language-asian="en" style:country-asian="GB" style:font-name-complex="Times New Roman1" style:font-size-complex="12pt" style:language-complex="hi" style:country-complex="IN"/>
    </style:style>
    <style:style style:name="T59" style:family="text">
      <style:text-properties fo:color="#0000ff" style:font-name="Calibri1" fo:font-size="12pt" fo:language="en" fo:country="GB" style:text-underline-style="solid" style:text-underline-width="auto" style:text-underline-color="font-color" officeooo:rsid="0048feb9" style:letter-kerning="true" fo:background-color="transparent" loext:char-shading-value="0" style:font-name-asian="SimSun" style:font-size-asian="12pt" style:language-asian="zh" style:country-asian="CN" style:font-name-complex="Lucida Sans" style:font-size-complex="11pt" style:language-complex="hi" style:country-complex="IN"/>
    </style:style>
    <style:style style:name="T60" style:family="text">
      <style:text-properties fo:color="#0000ff" style:font-name="Calibri1" fo:font-size="12pt" fo:language="en" fo:country="GB" style:text-underline-style="solid" style:text-underline-width="auto" style:text-underline-color="font-color" officeooo:rsid="004c778e" style:letter-kerning="true" style:font-name-asian="SimSun" style:font-size-asian="12pt" style:language-asian="zh" style:country-asian="CN" style:font-name-complex="Lucida Sans" style:font-size-complex="12pt" style:language-complex="hi" style:country-complex="IN"/>
    </style:style>
    <style:style style:name="T61" style:family="text">
      <style:text-properties officeooo:rsid="0048feb9"/>
    </style:style>
    <style:style style:name="T62" style:family="text">
      <style:text-properties officeooo:rsid="004c0a5e"/>
    </style:style>
    <style:style style:name="T63" style:family="text">
      <style:text-properties officeooo:rsid="004c778e"/>
    </style:style>
    <style:style style:name="T64" style:family="text">
      <style:text-properties officeooo:rsid="0052f91e"/>
    </style:style>
    <style:style style:name="T65" style:family="text">
      <style:text-properties officeooo:rsid="0056bae5"/>
    </style:style>
    <style:style style:name="T66" style:family="text">
      <style:text-properties officeooo:rsid="0059a43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5">Kiwi Keyword</text:span><text:span text:style-name="T28">s Privacy </text:span><text:span text:style-name="T15">Policy</text:span><text:span text:style-name="T28"> </text:span></text:p>
      <text:p text:style-name="P46">Updated: <text:span text:style-name="T53">0</text:span><text:span text:style-name="T55">4</text:span>/0<text:span text:style-name="T53">3</text:span>/202<text:span text:style-name="T55">2</text:span></text:p>
      <text:p text:style-name="P21"/>
      <text:p text:style-name="P12">What type of information we have </text:p>
      <text:p text:style-name="P15"><text:span text:style-name="T48">With your active consent, w</text:span>e currently collect and process the following information:</text:p>
      <text:p text:style-name="P15"/>
      <text:list xml:id="list2597744010" text:style-name="L1">
        <text:list-item>
          <text:p text:style-name="P35"><text:span text:style-name="Strong_20_Emphasis"><text:span text:style-name="T25">Your n</text:span></text:span><text:span text:style-name="Strong_20_Emphasis"><text:span text:style-name="T24">ame</text:span></text:span></text:p>
        </text:list-item>
        <text:list-item>
          <text:p text:style-name="P35"><text:span text:style-name="Strong_20_Emphasis"><text:span text:style-name="T25">Your e</text:span></text:span><text:span text:style-name="Strong_20_Emphasis"><text:span text:style-name="T24">mail address</text:span></text:span></text:p>
        </text:list-item>
        <text:list-item>
          <text:p text:style-name="P35"><text:span text:style-name="Strong_20_Emphasis"><text:span text:style-name="T26">Your a</text:span></text:span><text:span text:style-name="Strong_20_Emphasis"><text:span text:style-name="T24">ddress and/or location information (</text:span></text:span><text:span text:style-name="Strong_20_Emphasis"><text:span text:style-name="T27">as approximated from analytics tools</text:span></text:span><text:span text:style-name="Strong_20_Emphasis"><text:span text:style-name="T24">)</text:span></text:span></text:p>
        </text:list-item>
      </text:list>
      <text:p text:style-name="P19"/>
      <text:p text:style-name="P12"/>
      <text:p text:style-name="P12">How we get the information and why we have it</text:p>
      <text:p text:style-name="P19">Most of the personal information we process is provided to us directly by you for one of the following reasons:</text:p>
      <text:list xml:id="list4043185496" text:style-name="L2">
        <text:list-item>
          <text:p text:style-name="P27"><text:span text:style-name="T1">Providing you with our services </text:span><text:span text:style-name="T2">directly, or providing marketing information about our services, </text:span><text:span text:style-name="T4">or </text:span><text:span text:style-name="T3">gaining insight into our userbase so as to better develop services and products with a more focused approach</text:span></text:p>
        </text:list-item>
        <text:list-item>
          <text:p text:style-name="P28">Contacting you about our services, and any contract we may have</text:p>
        </text:list-item>
      </text:list>
      <text:p text:style-name="P30"><text:span text:style-name="T43"/></text:p>
      <text:p text:style-name="P1"/>
      <text:p text:style-name="P15">Under the General Data Protection Regulation (GDPR), the lawful bases we rely on for processing this information are:</text:p>
      <text:list xml:id="list114323103" text:style-name="WWNum6">
        <text:list-item>
          <text:p text:style-name="P31"><text:span text:style-name="T23">Your consent. You are able to remove your consent at any time. You can do this by contacting: </text:span><text:a xlink:type="simple" xlink:href="mailto:privacy@pottleweb.solutions" text:style-name="ListLabel_20_131" text:visited-style-name="ListLabel_20_131"><text:span text:style-name="Internet_20_link">s</text:span></text:a><text:span text:style-name="Internet_20_link"><text:span text:style-name="T58">upport@kiwikeywords.com</text:span></text:span></text:p>
        </text:list-item>
        <text:list-item>
          <text:p text:style-name="P32">We have a contractual obligation</text:p>
        </text:list-item>
        <text:list-item>
          <text:p text:style-name="P32">We have a legal obligation</text:p>
        </text:list-item>
        <text:list-item>
          <text:p text:style-name="P33"><text:span text:style-name="T11">We have a vital interest </text:span><text:span text:style-name="T13">(</text:span><text:span text:style-name="T12">in that the data received may contribute to the protection of someone’s life</text:span><text:span text:style-name="T13">)</text:span></text:p>
        </text:list-item>
      </text:list>
      <text:p text:style-name="P22"/>
      <text:p text:style-name="P22"/>
      <text:p text:style-name="P22"><text:bookmark text:name="headline-58-166"/>Information collected by automated systems when you visit our website</text:p>
      <text:p text:style-name="P10"/>
      <text:list xml:id="list1611521381" text:style-name="WWNum3">
        <text:list-item>
          <text:p text:style-name="P36">Cookies</text:p>
        </text:list-item>
      </text:list>
      <text:h text:style-name="P2" text:outline-level="1">What they are</text:h>
      <text:h text:style-name="P4" text:outline-level="1">Cookies are small text files that are<text:span text:style-name="T49"> </text:span>placed on your computer's hard drive by your web browser when you visit any website. They allow information gathered on one web page to be stored until it is needed for use on <text:soft-page-break/>another, allowing a website to provide you with a personalised experience and the website owner with statistics about how you use the website so that it can be improved.</text:h>
      <text:h text:style-name="P5" text:outline-level="1">Some cookies may last for a defined period of time, such as one day or until you close your browser. Others last indefinitely.</text:h>
      <text:h text:style-name="P5" text:outline-level="1">Your web browser should allow you to delete any you choose. It also should allow you to prevent or limit their use.</text:h>
      <text:h text:style-name="P3" text:outline-level="1"/>
      <text:h text:style-name="P3" text:outline-level="1">How we use them</text:h>
      <text:h text:style-name="P5" text:outline-level="1">Our website uses cookies. They are placed by software that operates on our servers, and by software operated by third parties whose services we use.</text:h>
      <text:h text:style-name="P7" text:outline-level="1"><text:span text:style-name="NL_20_Blue_20_Text"><text:span text:style-name="T40">When you first visit our website, we </text:span></text:span><text:span text:style-name="NL_20_Blue_20_Text"><text:span text:style-name="T42">highlight our</text:span></text:span><text:span text:style-name="NL_20_Blue_20_Text"><text:span text:style-name="T40"> use </text:span></text:span><text:span text:style-name="NL_20_Blue_20_Text"><text:span text:style-name="T42">of</text:span></text:span><text:span text:style-name="NL_20_Blue_20_Text"><text:span text:style-name="T40"> cookies </text:span></text:span><text:span text:style-name="NL_20_Blue_20_Text"><text:span text:style-name="T42">to you</text:span></text:span><text:span text:style-name="NL_20_Blue_20_Text"><text:span text:style-name="T40">. </text:span></text:span><text:span text:style-name="NL_20_Blue_20_Text"><text:span text:style-name="T41">I</text:span></text:span><text:span text:style-name="NL_20_Blue_20_Text"><text:span text:style-name="T40">f you choose not to use </text:span></text:span><text:span text:style-name="NL_20_Blue_20_Text"><text:span text:style-name="T41">them</text:span></text:span><text:span text:style-name="NL_20_Blue_20_Text"><text:span text:style-name="T40"> or you prevent their use through your browser settings, you will not be able to use all the functionality of our website.</text:span></text:span></text:h>
      <text:h text:style-name="P5" text:outline-level="1">We use cookies in the following ways:</text:h>
      <text:list xml:id="list1934687541" text:style-name="L4">
        <text:list-item>
          <text:p text:style-name="P37">to record whether you have seen specific messages we display on our website</text:p>
        </text:list-item>
        <text:list-item>
          <text:p text:style-name="P37">to keep you signed in<text:span text:style-name="T39">to</text:span> our site</text:p>
        </text:list-item>
        <text:list-item>
          <text:p text:style-name="P47">to enable you to manage your account on our site</text:p>
        </text:list-item>
        <text:list-item>
          <text:p text:style-name="P48"><text:span text:style-name="T36">to facilitate </text:span><text:span text:style-name="T17">your</text:span><text:span text:style-name="T36"> use of </text:span><text:span text:style-name="T18">our </text:span><text:span text:style-name="T19">digital</text:span><text:span text:style-name="T36"> tools</text:span></text:p>
        </text:list-item>
      </text:list>
      <text:h text:style-name="P7" text:outline-level="1"><text:span text:style-name="T30">If you have any questions or concerns about our use of cookies, please email us at: </text:span><text:a xlink:type="simple" xlink:href="mailto:privacy@pottleweb.solutions" text:style-name="Internet_20_link" text:visited-style-name="Visited_20_Internet_20_Link"><text:span text:style-name="T59">s</text:span></text:a><text:span text:style-name="T59">upport@kiwikeywords.com</text:span></text:h>
      <text:list xml:id="list91511259593205" text:continue-list="list1611521381" text:style-name="WWNum3">
        <text:list-item>
          <text:p text:style-name="P38">Personal identifiers from your browsing activity</text:p>
        </text:list-item>
      </text:list>
      <text:h text:style-name="P5" text:outline-level="1">Requests by your web browser to our servers for web pages and other content on our website are recorded.</text:h>
      <text:h text:style-name="P5" text:outline-level="1">We record information such as your geographical location, your Internet service provider and your IP address. We also record information about the software you are using to browse our website, such as the type of computer or device and the screen resolution.</text:h>
      <text:h text:style-name="P5" text:outline-level="1">We use this information in aggregate to assess the popularity of the webpages on our website and how we perform in providing content to you.</text:h>
      <text:h text:style-name="P6" text:outline-level="1"><text:soft-page-break/>If combined with other information we know about you from previous visits, the data possibly could be used to identify you personally, even if you are not signed in to our website.</text:h>
      <text:p text:style-name="P20"/>
      <text:p text:style-name="P15"><text:span text:style-name="T5">What we do with the information we have</text:span><text:span text:style-name="T14"> </text:span></text:p>
      <text:p text:style-name="P16">We use the information that you have given us in order to:</text:p>
      <text:list xml:id="list3790077365" text:style-name="L5">
        <text:list-item>
          <text:p text:style-name="P39">provide <text:span text:style-name="T50">you with any </text:span>services requested</text:p>
        </text:list-item>
        <text:list-item>
          <text:p text:style-name="P41">refine and improve <text:span text:style-name="T54">our services</text:span></text:p>
        </text:list-item>
        <text:list-item>
          <text:p text:style-name="P42">contact you with promotional and marketing materials (as you have consented to)</text:p>
        </text:list-item>
        <text:list-item>
          <text:p text:style-name="P42"><text:span text:style-name="T51">t</text:span>ake payment for services rendered</text:p>
        </text:list-item>
        <text:list-item>
          <text:p text:style-name="P42"><text:span text:style-name="T51">l</text:span>iaise with law enforcement authorities where necessary</text:p>
        </text:list-item>
        <text:list-item>
          <text:p text:style-name="P44">protect the lives of any and all (as the data provided relates to such circumstances)</text:p>
        </text:list-item>
      </text:list>
      <text:p text:style-name="P15"/>
      <text:p text:style-name="P15"><text:span text:style-name="T54">With your consent, w</text:span>e may share this information with <text:span text:style-name="T22">selected third-party contractors, as the need arises, in order to complete any contract we have with yourselves. In such circumstances, and where possible, we do our best to first anonymise, and then pseudonymise such data.</text:span></text:p>
      <text:p text:style-name="P15"/>
      <text:p text:style-name="P18">At times, such sharing of data may include transferring of data overseas, and outside the EU, however this will only be if it is strictly necessary for the provision of services rendered.</text:p>
      <text:p text:style-name="P18"/>
      <text:p text:style-name="P18">We may also share this information with law enforcement authorities as needed.</text:p>
      <text:p text:style-name="P18"/>
      <text:p text:style-name="P10">Data shared in <text:span text:style-name="T22">the ways described above </text:span>may be provided via email, face to face, or <text:span text:style-name="T22">in</text:span> writing (either in a physical or digital medium).</text:p>
      <text:p text:style-name="P12"/>
      <text:p text:style-name="P12"/>
      <text:p text:style-name="P13">How we store your information</text:p>
      <text:p text:style-name="P16">Your information is securely stored <text:span text:style-name="T22">in a digital medium where possible in the following places:</text:span></text:p>
      <text:list xml:id="list2721469985" text:style-name="L6">
        <text:list-item>
          <text:p text:style-name="P43"><text:span text:style-name="T52">l</text:span>ocally, on computers used for the provision of services rendered</text:p>
        </text:list-item>
        <text:list-item>
          <text:p text:style-name="P49"><text:span text:style-name="T33">w</text:span><text:span text:style-name="T34">ithin cloud services, such as those used to store your </text:span><text:span text:style-name="T16">account information</text:span></text:p>
        </text:list-item>
      </text:list>
      <text:p text:style-name="P18"/>
      <text:p text:style-name="P18">When it is not possible to keep your data in a digital medium only, we may store physical records in a paper format in our office premises. Such data is only available to our team, and will only be shared with law enforcement authorities as needed. Such records will be destroyed at the first legitimate opportunity to do so.</text:p>
      <text:p text:style-name="P15"/>
      <text:p text:style-name="P14"/>
      <text:p text:style-name="P17"><text:span text:style-name="T6">How </text:span><text:span text:style-name="T7">long</text:span><text:span text:style-name="T6"> we store your information </text:span><text:span text:style-name="T7">for</text:span></text:p>
      <text:p text:style-name="P17">Except as otherwise mentioned in this privacy notice, we keep your personal information only for as long as required by us:</text:p>
      <text:list xml:id="list983008993" text:style-name="L7">
        <text:list-item>
          <text:p text:style-name="P45"><text:soft-page-break/>to provide you with the services you have requested;</text:p>
        </text:list-item>
        <text:list-item>
          <text:p text:style-name="P45">to comply with other law, including for the period demanded by our tax authorities;</text:p>
        </text:list-item>
        <text:list-item>
          <text:p text:style-name="P45">to support a claim or defence in court;</text:p>
        </text:list-item>
        <text:list-item>
          <text:p text:style-name="P50"><text:span text:style-name="Strong_20_Emphasis"><text:span text:style-name="T8">we need it for p</text:span></text:span><text:span text:style-name="Strong_20_Emphasis"><text:span text:style-name="T9">ublic interest archiving, scientific or historical research, or statistical purposes </text:span></text:span><text:span text:style-name="Strong_20_Emphasis"><text:span text:style-name="T10">(in such cases the data will be pseudonymised, such that it is incomprehensible without further context)</text:span></text:span></text:p>
        </text:list-item>
      </text:list>
      <text:p text:style-name="P16"><text:span text:style-name="T22">After the time periods specified above, w</text:span>e will then dispose your information by <text:span text:style-name="T22">deleting them from their relevant locations (as pertains to digital storage) or when data is recorded in a paper format, by shredding them</text:span><text:span text:style-name="T47">.</text:span></text:p>
      <text:p text:style-name="P19"/>
      <text:p text:style-name="P12"/>
      <text:p text:style-name="P12">Your data protection rights</text:p>
      <text:p text:style-name="P19">Under data protection law, you have rights including:</text:p>
      <text:list xml:id="list3962687138" text:style-name="L8">
        <text:list-item>
          <text:p text:style-name="P40">Your right of access - Your have the right to ask us for copies of your personal information</text:p>
        </text:list-item>
        <text:list-item>
          <text:p text:style-name="P40">Your right to rectification - You have the right to ask us to rectify information you think is inaccurate. You also have the right to ask us to complete information you think is incomplete</text:p>
        </text:list-item>
        <text:list-item>
          <text:p text:style-name="P40">Your right to erasure - You have the right to ask us to erase your personal information in certain circumstances</text:p>
        </text:list-item>
        <text:list-item>
          <text:p text:style-name="P40">Your right to restriction of processing - You have the right to ask us to restrict the processing of your information in certain circumstances</text:p>
        </text:list-item>
        <text:list-item>
          <text:p text:style-name="P40">Your right to object to processing - You have the right to object to the processing of your personal data in certain circumstances</text:p>
        </text:list-item>
        <text:list-item>
          <text:p text:style-name="P40">Your right to data portability - You have the right to ask that we transfer the information you gave us to another organisation, or to you, in certain circumstances</text:p>
        </text:list-item>
      </text:list>
      <text:p text:style-name="P19"/>
      <text:p text:style-name="P19">You are not required to pay any charge for exercising your rights. If you make a request, we have one month to respond to you.</text:p>
      <text:p text:style-name="P19"/>
      <text:p text:style-name="P23"><text:span text:style-name="T23">Please contact us at </text:span><text:span text:style-name="Internet_20_link"><text:span text:style-name="T60">support@kiwikeyword</text:span></text:span><text:a xlink:type="simple" xlink:href="mailto:privacy@pottleweb.solutions" text:style-name="ListLabel_20_133" text:visited-style-name="ListLabel_20_133"><text:span text:style-name="Internet_20_link"><text:span text:style-name="T23">s</text:span></text:span></text:a><text:span text:style-name="T23">, if you wish to make a request.</text:span></text:p>
      <text:p text:style-name="P19"/>
      <text:p text:style-name="P12"/>
      <text:p text:style-name="P12">How to complain</text:p>
      <text:p text:style-name="P19">You can also complain to the ICO if you are unhappy with how we have used your data.</text:p>
      <text:p text:style-name="P19"/>
      <text:p text:style-name="P19">The ICO’s address: <text:s text:c="5"/></text:p>
      <text:p text:style-name="P24">Information Commissioner’s Office</text:p>
      <text:p text:style-name="P24">Wycliffe House</text:p>
      <text:p text:style-name="P24">Water Lane</text:p>
      <text:p text:style-name="P24">Wilmslow</text:p>
      <text:p text:style-name="P24">Cheshire</text:p>
      <text:p text:style-name="P24">SK9 5AF</text:p>
      <text:p text:style-name="P19">Helpline number: 0303 123 1113</text:p>
      <text:p text:style-name="P19"/>
      <text:p text:style-name="P11"><text:soft-page-break/></text:p>
      <text:p text:style-name="P11">Review of this privacy policy</text:p>
      <text:h text:style-name="P8" text:outline-level="1">We may update this privacy notice from time to time as necessary. The terms that apply to you are those posted here on our website on the day you use our website. We advise you to print a copy for your records.</text:h>
      <text:h text:style-name="P9" text:outline-level="1">If you have any question regarding our privacy policy, please contact us.</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swiss"/>
    <style:font-face style:name="Calibri" svg:font-family="Calibri" style:font-family-generic="swiss"/>
    <style:font-face style:name="Liberation Sans" svg:font-family="'Liberation Sans'" style:font-family-generic="swiss"/>
    <style:font-face style:name="OpenSymbol" svg:font-family="OpenSymbol" style:font-family-generic="swiss"/>
    <style:font-face style:name="Times New Roman" svg:font-family="'Times New Roman'" style:font-family-generic="swiss"/>
    <style:font-face style:name="Verdana" svg:font-family="Verdana" style:font-family-generic="swiss"/>
    <style:font-face style:name="Courier New" svg:font-family="'Courier New'" style:font-adornments="Regular" style:font-family-generic="modern" style:font-pitch="fixed"/>
    <style:font-face style:name="Calibri1" svg:font-family="Calibr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GB"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0pt" fo:language="en" fo:country="GB"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libri" fo:font-family="Calibri" style:font-family-generic="swiss" fo:font-size="12pt" fo:language="en" fo:country="GB"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alibri" fo:font-family="Calibri" style:font-family-generic="swis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swiss" style:font-name-complex="Lucida Sans" style:font-family-complex="'Lucida Sans'" style:font-family-generic-complex="system" style:font-pitch-complex="variable"/>
    </style:style>
    <style:style style:name="Heading_20_1" style:display-name="Heading 1" style:family="paragraph" style:parent-style-name="Standard" style:default-outline-level="1" style:class="text">
      <style:paragraph-properties fo:margin-top="1.27cm" fo:margin-bottom="0.423cm" loext:contextual-spacing="false" fo:line-height="115%" fo:text-align="start" style:justify-single-word="false" fo:orphans="2" fo:widows="2" fo:keep-with-next="always" style:writing-mode="lr-tb"/>
      <style:text-properties style:font-name="Arial" fo:font-family="Arial" style:font-family-generic="swiss" fo:font-size="16pt" fo:language="en" fo:country="GB" fo:font-weight="bold" style:font-name-asian="Times New Roman1" style:font-family-asian="'Times New Roman'" style:font-family-generic-asian="system" style:font-pitch-asian="variable" style:font-size-asian="16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423cm" loext:contextual-spacing="false" fo:line-height="115%" fo:text-align="start" style:justify-single-word="false" fo:keep-together="always" fo:orphans="2" fo:widows="2" fo:keep-with-next="always" style:writing-mode="lr-tb"/>
      <style:text-properties style:font-name="Arial" fo:font-family="Arial" style:font-family-generic="swiss" fo:font-size="16pt" fo:language="en" fo:country="GB" fo:font-weight="bold" style:font-name-asian="Times New Roman1" style:font-family-asian="'Times New Roman'" style:font-family-generic-asian="system" style:font-pitch-asian="variable" style:font-size-asian="16pt" style:font-weight-asian="bold"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cm" fo:margin-bottom="0.423cm" loext: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NL_20_Notes_20_Section_20_Title" style:display-name="NL Notes Section Title" style:family="paragraph" style:default-outline-level="">
      <style:paragraph-properties fo:margin-top="1.058cm" fo:margin-bottom="0.423cm" loext:contextual-spacing="false" fo:line-height="115%" fo:text-align="start" style:justify-single-word="false" fo:orphans="2" fo:widows="2" style:writing-mode="lr-tb"/>
      <style:text-properties fo:color="#4f81bd" style:font-name="Arial" fo:font-family="Arial" style:font-family-generic="swiss" fo:font-size="18pt" fo:language="en" fo:country="GB" fo:font-weight="bold" style:letter-kerning="true" style:font-name-asian="Times New Roman1" style:font-family-asian="'Times New Roman'" style:font-family-generic-asian="system" style:font-pitch-asian="variable" style:font-size-asian="18pt" style:language-asian="zh" style:country-asian="CN" style:font-weight-asian="bold" style:font-name-complex="Lucida Sans" style:font-family-complex="'Lucida Sans'" style:font-family-generic-complex="system" style:font-pitch-complex="variable" style:font-size-complex="13pt" style:language-complex="hi" style:country-complex="IN" style:font-weight-complex="bold"/>
    </style:style>
    <style:style style:name="NL_20_Document_20_Reference" style:display-name="NL Document Reference" style:family="paragraph" style:parent-style-name="Standard" style:default-outline-level="">
      <style:text-properties fo:font-size="10pt" style:font-size-asian="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line-height="115%" fo:text-align="center" style:justify-single-word="false" fo:orphans="2" fo:widows="2" style:writing-mode="lr-tb">
        <style:tab-stops>
          <style:tab-stop style:position="8.255cm" style:type="center"/>
          <style:tab-stop style:position="16.51cm" style:type="right"/>
        </style:tab-stops>
      </style:paragraph-properties>
      <style:text-properties style:font-name="Arial" fo:font-family="Arial" style:font-family-generic="swiss" fo:font-size="8pt" fo:language="en" fo:country="GB" style:font-size-asian="8pt" style:font-size-complex="11pt"/>
    </style:style>
    <style:style style:name="NL_20_Footer_20_Copyright_20_Notice" style:display-name="NL Footer Copyright Notice" style:family="paragraph" style:default-outline-level="">
      <style:paragraph-properties fo:line-height="115%" fo:text-align="end" style:justify-single-word="false" fo:orphans="2" fo:widows="2" style:writing-mode="lr-tb"/>
      <style:text-properties fo:color="#00000a" style:font-name="Arial" fo:font-family="Arial" style:font-family-generic="swiss" fo:font-size="8pt" fo:language="en" fo:country="GB" style:letter-kerning="true" style:font-name-asian="SimSun" style:font-family-asian="SimSun" style:font-family-generic-asian="system" style:font-pitch-asian="variable" style:font-size-asian="8pt" style:language-asian="zh" style:country-asian="CN" style:font-name-complex="Lucida Sans" style:font-family-complex="'Lucida Sans'" style:font-family-generic-complex="system" style:font-pitch-complex="variable" style:font-size-complex="11pt" style:language-complex="hi" style:country-complex="IN"/>
    </style:style>
    <style:style style:name="NL_20_Numbered_20_Body_20_Level_20_0" style:display-name="NL Numbered Body Level 0" style:family="paragraph" style:default-outline-level="">
      <style:paragraph-properties fo:margin-top="0.423cm" fo:margin-bottom="0.423cm" loext:contextual-spacing="false" fo:line-height="115%" fo:text-align="start" style:justify-single-word="false" fo:orphans="2" fo:widows="2" style:writing-mode="lr-tb"/>
      <style:text-properties fo:color="#00000a" style:font-name="Arial" fo:font-family="Arial" style:font-family-generic="swiss" fo:font-size="12pt" fo:language="en" fo:country="GB"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1pt" style:language-complex="hi" style:country-complex="IN"/>
    </style:style>
    <style:style style:name="NL_20_Non_20_Numbered_20_Body" style:display-name="NL Non Numbered Body" style:family="paragraph" style:default-outline-level="1" style:list-style-name="">
      <style:paragraph-properties fo:margin-left="1.27cm" fo:margin-right="0cm" fo:margin-top="0.423cm" fo:margin-bottom="0.423cm" loext:contextual-spacing="false" fo:line-height="115%" fo:text-align="start" style:justify-single-word="false" fo:orphans="2" fo:widows="2" fo:text-indent="0cm" style:auto-text-indent="false" style:writing-mode="lr-tb"/>
      <style:text-properties fo:color="#00000a" style:font-name="Arial" fo:font-family="Arial" style:font-family-generic="swiss" fo:font-size="12pt" fo:language="en" fo:country="GB"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1pt" style:language-complex="hi" style:country-complex="IN"/>
    </style:style>
    <style:style style:name="NL_20_Numbered_20_Body_20_Level_20_1" style:display-name="NL Numbered Body Level 1" style:family="paragraph" style:default-outline-level="">
      <style:paragraph-properties fo:margin-top="0.423cm" fo:margin-bottom="0.423cm" loext:contextual-spacing="false" fo:line-height="115%" fo:text-align="start" style:justify-single-word="false" fo:orphans="2" fo:widows="2" style:writing-mode="lr-tb"/>
      <style:text-properties fo:color="#00000a" style:font-name="Arial" fo:font-family="Arial" style:font-family-generic="swiss" fo:font-size="12pt" fo:language="en" fo:country="GB"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1pt" style:language-complex="hi" style:country-complex="IN"/>
    </style:style>
    <style:style style:name="NL_20_Numbered_20_Body_20_Level_20_2" style:display-name="NL Numbered Body Level 2" style:family="paragraph" style:default-outline-level="">
      <style:paragraph-properties fo:margin-top="0.423cm" fo:margin-bottom="0.423cm" loext:contextual-spacing="false" fo:line-height="115%" fo:text-align="start" style:justify-single-word="false" fo:orphans="2" fo:widows="2" style:writing-mode="lr-tb"/>
      <style:text-properties fo:color="#00000a" style:font-name="Arial" fo:font-family="Arial" style:font-family-generic="swiss" fo:font-size="12pt" fo:language="en" fo:country="GB"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1pt" style:language-complex="hi" style:country-complex="IN"/>
    </style:style>
    <style:style style:name="NL_20_Notes_20_Title" style:display-name="NL Notes Title" style:family="paragraph" style:default-outline-level="">
      <style:paragraph-properties fo:margin-top="0.423cm" fo:margin-bottom="0.423cm" loext:contextual-spacing="false" fo:line-height="115%" fo:text-align="start" style:justify-single-word="false" fo:orphans="2" fo:widows="2" style:writing-mode="lr-tb"/>
      <style:text-properties fo:color="#4f81bd" style:font-name="Arial" fo:font-family="Arial" style:font-family-generic="swiss" fo:font-size="20pt" fo:language="en" fo:country="GB" fo:font-weight="bold" style:letter-kerning="true" style:font-name-asian="Times New Roman1" style:font-family-asian="'Times New Roman'" style:font-family-generic-asian="system" style:font-pitch-asian="variable" style:font-size-asian="20pt" style:language-asian="zh" style:country-asian="CN" style:font-weight-asian="bold" style:font-name-complex="Lucida Sans" style:font-family-complex="'Lucida Sans'" style:font-family-generic-complex="system" style:font-pitch-complex="variable" style:font-size-complex="13pt" style:language-complex="hi" style:country-complex="IN" style:font-weight-complex="bold"/>
    </style:style>
    <style:style style:name="NL_20_Notes_20_Heading_20_1" style:display-name="NL Notes Heading 1" style:family="paragraph" style:default-outline-level="">
      <style:paragraph-properties fo:margin-top="0.635cm" fo:margin-bottom="0.423cm" loext:contextual-spacing="false" fo:line-height="115%" fo:text-align="start" style:justify-single-word="false" fo:orphans="2" fo:widows="2" style:writing-mode="lr-tb"/>
      <style:text-properties fo:color="#00000a" style:font-name="Arial" fo:font-family="Arial" style:font-family-generic="swiss" fo:font-size="12pt" fo:language="en" fo:country="GB" fo:font-weight="bold" style:letter-kerning="true" style:font-name-asian="Times New Roman1" style:font-family-asian="'Times New Roman'" style:font-family-generic-asian="system" style:font-pitch-asian="variable" style:font-size-asian="12pt" style:language-asian="zh" style:country-asian="CN" style:font-weight-asian="bold" style:font-name-complex="Lucida Sans" style:font-family-complex="'Lucida Sans'" style:font-family-generic-complex="system" style:font-pitch-complex="variable" style:font-size-complex="14pt" style:language-complex="hi" style:country-complex="IN" style:font-weight-complex="bold"/>
    </style:style>
    <style:style style:name="NL_20_Alt_20_Numbered_20_Body_20_Level_20_0" style:display-name="NL Alt Numbered Body Level 0" style:family="paragraph" style:default-outline-level="">
      <style:paragraph-properties fo:margin-top="0.423cm" fo:margin-bottom="0.423cm" loext:contextual-spacing="false" fo:line-height="115%" fo:text-align="start" style:justify-single-word="false" fo:orphans="2" fo:widows="2" style:writing-mode="lr-tb"/>
      <style:text-properties fo:color="#00000a" style:font-name="Arial" fo:font-family="Arial" style:font-family-generic="swiss" fo:font-size="12pt" fo:language="en" fo:country="GB"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1pt" style:language-complex="hi" style:country-complex="I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5" style:display-name="ListLabel 15" style:family="text">
      <style:text-properties style:font-name="Verdana" fo:font-family="Verdana" style:font-family-generic="swiss" fo:font-size="12pt" style:font-size-asian="12pt"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NL_20_Blue_20_Text" style:display-name="NL Blue Text" style:family="text">
      <style:text-properties fo:color="#0000ff" style:font-name="Arial" fo:font-family="Arial" style:font-family-generic="swiss" fo:font-size="12pt" style:font-size-asian="12pt"/>
    </style:style>
    <style:style style:name="NL_20_Comment" style:display-name="NL Comment" style:family="text">
      <style:text-properties fo:color="#0000ff" style:font-name="Arial" fo:font-family="Arial" style:font-family-generic="swiss" fo:font-size="12pt" fo:font-style="italic" style:font-size-asian="12pt" style:font-style-asian="italic"/>
    </style:style>
    <style:style style:name="ListLabel_20_24" style:display-name="ListLabel 24" style:family="text">
      <style:text-properties style:font-name="Calibri" fo:font-family="Calibri" style:font-family-generic="swiss" fo:font-size="12pt" style:font-size-asian="12pt" style:font-name-complex="Symbol1"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fo:color="#00000a" style:font-name="Verdana" fo:font-family="Verdana" style:font-family-generic="swiss" fo:font-size="10pt" style:font-size-asian="10pt" style:font-size-complex="10pt"/>
    </style:style>
    <style:style style:name="ListLabel_20_36" style:display-name="ListLabel 36" style:family="text">
      <style:text-properties fo:color="#0563c1" style:font-name="Verdana" fo:font-family="Verdana" style:font-family-generic="swiss" fo:font-size="10pt" style:font-size-asian="10pt" style:font-size-complex="10pt"/>
    </style:style>
    <style:style style:name="ListLabel_20_37" style:display-name="ListLabel 37" style:family="text">
      <style:text-properties style:font-name="Calibri" fo:font-family="Calibri" style:font-family-generic="swiss" fo:font-size="12pt" style:font-size-asian="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fo:color="#00000a" style:font-name="Verdana" fo:font-family="Verdana" style:font-family-generic="swiss" fo:font-size="10pt" style:font-size-asian="10pt" style:font-size-complex="10pt"/>
    </style:style>
    <style:style style:name="ListLabel_20_49" style:display-name="ListLabel 49" style:family="text">
      <style:text-properties fo:font-size="12pt" style:font-size-asian="12pt" style:font-size-complex="12pt"/>
    </style:style>
    <style:style style:name="ListLabel_20_50" style:display-name="ListLabel 50" style:family="text">
      <style:text-properties fo:color="#0563c1" style:font-name="Verdana" fo:font-family="Verdana" style:font-family-generic="swiss" fo:font-size="10pt" style:font-size-asian="10pt" style:font-size-complex="10pt"/>
    </style:style>
    <style:style style:name="Bullet_20_Symbols" style:display-name="Bullet Symbols" style:family="text">
      <style:text-properties style:font-name="OpenSymbol"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1" style:display-name="ListLabel 51" style:family="text">
      <style:text-properties style:font-name="Calibri" fo:font-family="Calibri" style:font-family-generic="swiss" fo:font-size="12pt" style:font-size-asian="12pt" style:font-name-complex="Symbol1"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Calibri" fo:font-family="Calibri" style:font-family-generic="swis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alibri" fo:font-family="Calibri" style:font-family-generic="swiss" fo:font-size="12pt" style:font-size-asian="12pt" style:font-size-complex="12pt"/>
    </style:style>
    <style:style style:name="ListLabel_20_70" style:display-name="ListLabel 70" style:family="text">
      <style:text-properties fo:color="#00000a" style:font-name="Calibri" fo:font-family="Calibri" style:font-family-generic="swiss" fo:font-size="10pt" style:font-size-asian="10pt" style:font-size-complex="10pt"/>
    </style:style>
    <style:style style:name="ListLabel_20_71" style:display-name="ListLabel 71" style:family="text">
      <style:text-properties fo:color="#0563c1" style:font-name="Calibri" fo:font-family="Calibri" style:font-family-generic="swis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stLabel_20_72" style:display-name="ListLabel 72" style:family="text">
      <style:text-properties style:font-name="Calibri" fo:font-family="Calibri" style:font-family-generic="swiss" fo:font-size="12pt" style:font-size-asian="12pt" style:font-name-complex="Symbol1"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1" style:font-family-complex="Wingdings"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1" style:font-family-complex="Wingdings"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1" style:font-family-complex="Wingdings" style:font-family-generic-complex="system" style:font-pitch-complex="variable"/>
    </style:style>
    <style:style style:name="ListLabel_20_81" style:display-name="ListLabel 81" style:family="text">
      <style:text-properties style:font-name="Calibri" fo:font-family="Calibri" style:font-family-generic="swis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alibri" fo:font-family="Calibri" style:font-family-generic="swiss" fo:font-size="12pt" style:font-size-asian="12pt" style:font-size-complex="12pt"/>
    </style:style>
    <style:style style:name="ListLabel_20_100" style:display-name="ListLabel 100" style:family="text">
      <style:text-properties style:font-name="Calibri" fo:font-family="Calibri" style:font-family-generic="swiss"/>
    </style:style>
    <style:style style:name="ListLabel_20_101" style:display-name="ListLabel 101" style:family="text">
      <style:text-properties style:font-name="Calibri" fo:font-family="Calibri" style:font-family-generic="swiss"/>
    </style:style>
    <style:style style:name="ListLabel_20_102" style:display-name="ListLabel 102" style:family="text">
      <style:text-properties fo:color="#0563c1" style:font-name="Calibri" fo:font-family="Calibri" style:font-family-generic="swiss" fo:font-size="10pt" style:font-size-asian="10pt" style:font-size-complex="10pt"/>
    </style:style>
    <style:style style:name="ListLabel_20_103" style:display-name="ListLabel 103" style:family="text">
      <style:text-properties fo:font-size="12pt" style:font-size-asian="12pt"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alibri" fo:font-family="Calibri" style:font-family-generic="swis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fo:font-size="12pt" style:font-size-asian="12pt" style:font-size-complex="12pt"/>
    </style:style>
    <style:style style:name="ListLabel_20_131" style:display-name="ListLabel 131" style:family="text">
      <style:text-properties style:font-name="Calibri" fo:font-family="Calibri" style:font-family-generic="swiss"/>
    </style:style>
    <style:style style:name="ListLabel_20_132" style:display-name="ListLabel 132" style:family="text">
      <style:text-properties fo:color="#0563c1" fo:font-size="10pt" style:font-size-asian="10pt" style:font-size-complex="10pt"/>
    </style:style>
    <style:style style:name="ListLabel_20_133" style:display-name="ListLabel 133"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0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1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1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1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2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2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2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bullet text:level="2" style:num-suffix=""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4.064cm" fo:text-indent="-1.524cm" fo:margin-left="4.064cm"/>
        </style:list-level-properties>
      </text:list-level-style-number>
      <text:list-level-style-number text:level="4" style:num-format="1" text:display-levels="4">
        <style:list-level-properties text:list-level-position-and-space-mode="label-alignment">
          <style:list-level-label-alignment text:label-followed-by="listtab" text:list-tab-stop-position="6.096cm" fo:text-indent="-2.032cm" fo:margin-left="6.096cm"/>
        </style:list-level-properties>
      </text:list-level-style-number>
      <text:list-level-style-number text:level="5" style:num-format="1" text:display-levels="5">
        <style:list-level-properties text:list-level-position-and-space-mode="label-alignment">
          <style:list-level-label-alignment text:label-followed-by="listtab" text:list-tab-stop-position="8.382cm" fo:text-indent="-2.286cm" fo:margin-left="8.382cm"/>
        </style:list-level-properties>
      </text:list-level-style-number>
      <text:list-level-style-number text:level="6" style:num-format="1" text:display-levels="6">
        <style:list-level-properties text:list-level-position-and-space-mode="label-alignment">
          <style:list-level-label-alignment text:label-followed-by="listtab" fo:margin-left="6.35cm"/>
        </style:list-level-properties>
      </text:list-level-style-number>
      <text:list-level-style-number text:level="7" style:num-format="1" text:display-levels="7">
        <style:list-level-properties text:list-level-position-and-space-mode="label-alignment">
          <style:list-level-label-alignment text:label-followed-by="listtab" fo:margin-left="7.62cm"/>
        </style:list-level-properties>
      </text:list-level-style-number>
      <text:list-level-style-number text:level="8" style:num-format="1" text:display-levels="8">
        <style:list-level-properties text:list-level-position-and-space-mode="label-alignment">
          <style:list-level-label-alignment text:label-followed-by="listtab" fo:margin-left="8.89cm"/>
        </style:list-level-properties>
      </text:list-level-style-number>
      <text:list-level-style-number text:level="9" style:num-format="1" text:display-levels="9">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3c89d3"/>
    </style:style>
    <style:style style:name="MT1" style:family="text">
      <style:text-properties fo:color="#00000a" style:font-name="Calibri" fo:font-size="12pt" fo:language="en" fo:country="GB" officeooo:rsid="004c0a5e" style:letter-kerning="true" style:font-name-asian="SimSun" style:font-size-asian="12pt" style:language-asian="zh" style:country-asian="CN" style:font-name-complex="Lucida Sans" style:font-size-complex="12pt" style:language-complex="hi" style:country-complex="IN"/>
    </style:style>
    <style:style style:name="MT2" style:family="text">
      <style:text-properties officeooo:rsid="003c89d3"/>
    </style:style>
    <style:style style:name="MT3" style:family="text">
      <style:text-properties fo:color="#00000a" style:font-name="Calibri" fo:font-size="12pt" fo:language="en" fo:country="GB" officeooo:rsid="0041cfe4" style:letter-kerning="true" style:font-name-asian="SimSun" style:font-size-asian="12pt" style:language-asian="zh" style:country-asian="CN" style:font-name-complex="Lucida Sans" style:font-size-complex="12pt" style:language-complex="hi" style:country-complex="I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Kiwi Keyword</text:span><text:span text:style-name="MT2">s Privacy </text:span><text:span text:style-name="MT3">Policy</text:span><text:span text:style-name="MT2"> | Page </text:span><text:span text:style-name="MT2"><text:page-number text:select-page="current">1</text:page-number></text:span><text:span text:style-name="MT2"><text:s/>of </text:span><text:span text:style-name="MT2"><text:page-count>5</text:page-count></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2T12:43:25</meta:creation-date>
    <dc:language>en-GB</dc:language>
    <dc:date>2022-03-04T09:15:10.283383271</dc:date>
    <meta:editing-cycles>167</meta:editing-cycles>
    <meta:editing-duration>PT4H36M13S</meta:editing-duration>
    <meta:generator>LibreOffice/6.4.7.2$Linux_X86_64 LibreOffice_project/40$Build-2</meta:generator>
    <meta:print-date>2020-03-07T07:44:27.016000000</meta:print-date>
    <meta:document-statistic meta:table-count="0" meta:image-count="0" meta:object-count="0" meta:page-count="5" meta:paragraph-count="84" meta:word-count="1310" meta:character-count="7448" meta:non-whitespace-character-count="6246"/>
  </office:meta>
</office:document-meta>
</file>